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ewsGotT-Regu" svg:font-family="NewsGotT-Regu" style:font-family-generic="system"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P1" style:parent-style-name="Textbody" style:master-page-name="MPF0" style:family="paragraph">
      <style:paragraph-properties fo:break-before="page" fo:text-align="center"/>
      <style:text-properties fo:font-size="40pt" style:font-size-asian="40pt" style:font-size-complex="40pt"/>
    </style:style>
    <style:style style:name="P5" style:parent-style-name="Textbody" style:family="paragraph">
      <style:text-properties fo:font-size="40pt" style:font-size-asian="40pt" style:font-size-complex="40pt"/>
    </style:style>
    <style:style style:name="P6" style:parent-style-name="Normal" style:family="paragraph">
      <style:paragraph-properties fo:break-before="page"/>
    </style:style>
    <style:style style:name="TableColumn8" style:family="table-column">
      <style:table-column-properties style:column-width="6.693in" style:use-optimal-column-width="false"/>
    </style:style>
    <style:style style:name="Table7" style:family="table">
      <style:table-properties style:width="6.693in" fo:margin-left="0in" table:align="left"/>
    </style:style>
    <style:style style:name="TableRow9" style:family="table-row">
      <style:table-row-properties style:use-optimal-row-height="false"/>
    </style:style>
    <style:style style:name="TableCell10" style:family="table-cell">
      <style:table-cell-properties fo:border="0.0034in solid #000000" fo:background-color="#FFFF99" style:writing-mode="lr-tb" fo:padding-top="0.0381in" fo:padding-left="0.0381in" fo:padding-bottom="0.0381in" fo:padding-right="0.0381in"/>
    </style:style>
    <style:style style:name="P11" style:parent-style-name="TableContents" style:family="paragraph">
      <style:text-properties fo:font-weight="bold" style:font-weight-asian="bold" style:font-weight-complex="bold"/>
    </style:style>
    <style:style style:name="P12" style:parent-style-name="TableContents" style:list-style-name="LFO3" style:family="paragraph"/>
    <style:style style:name="P13" style:parent-style-name="TableContents" style:list-style-name="LFO3" style:family="paragraph"/>
    <style:style style:name="P14" style:parent-style-name="TableContents" style:list-style-name="LFO3" style:family="paragraph"/>
    <style:style style:name="P15" style:parent-style-name="TableContents" style:list-style-name="LFO3" style:family="paragraph"/>
    <style:style style:name="P16" style:parent-style-name="TableContents" style:list-style-name="LFO3" style:family="paragraph"/>
    <style:style style:name="P17" style:parent-style-name="TableContents" style:list-style-name="LFO3" style:family="paragraph"/>
    <style:style style:name="P18" style:parent-style-name="TableContents" style:list-style-name="LFO3" style:family="paragraph"/>
    <style:style style:name="P19" style:parent-style-name="TableContents" style:list-style-name="LFO3" style:family="paragraph"/>
    <style:style style:name="P20" style:parent-style-name="TableContents" style:list-style-name="LFO3" style:family="paragraph"/>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P23" style:parent-style-name="Standard" style:list-style-name="LFO3" style:family="paragraph"/>
    <style:style style:name="P24" style:parent-style-name="ContentsHeading" style:family="paragraph">
      <style:paragraph-properties fo:break-before="page">
        <style:tab-stops>
          <style:tab-stop style:type="right" style:leader-style="dotted" style:leader-text="." style:position="6.1375in"/>
        </style:tab-stops>
      </style:paragraph-properties>
    </style:style>
    <style:style style:name="P25" style:parent-style-name="Título1" style:master-page-name="MP1" style:list-style-name="WW_OutlineListStyle" style:family="paragraph">
      <style:paragraph-properties fo:break-before="page"/>
    </style:style>
    <style:style style:name="P28" style:parent-style-name="Normal" style:family="paragraph">
      <style:text-properties fo:hyphenate="true"/>
    </style:style>
    <style:style style:name="P29" style:parent-style-name="Normal" style:family="paragraph">
      <style:text-properties fo:hyphenate="true"/>
    </style:style>
    <style:style style:name="P30" style:parent-style-name="Normal" style:family="paragraph">
      <style:text-properties fo:hyphenate="true"/>
    </style:style>
    <style:style style:name="P31" style:parent-style-name="Normal" style:family="paragraph">
      <style:text-properties fo:hyphenate="true"/>
    </style:style>
    <style:style style:name="P32" style:parent-style-name="Normal" style:family="paragraph">
      <style:text-properties fo:hyphenate="true"/>
    </style:style>
    <style:style style:name="P33" style:parent-style-name="Normal" style:family="paragraph">
      <style:text-properties fo:hyphenate="true"/>
    </style:style>
    <style:style style:name="P34" style:parent-style-name="Normal" style:family="paragraph">
      <style:text-properties fo:hyphenate="true"/>
    </style:style>
    <style:style style:name="P35" style:parent-style-name="Normal" style:family="paragraph">
      <style:text-properties fo:hyphenate="true"/>
    </style:style>
    <style:style style:name="P36" style:parent-style-name="Normal" style:family="paragraph">
      <style:text-properties fo:hyphenate="true"/>
    </style:style>
    <style:style style:name="P37" style:parent-style-name="Normal" style:family="paragraph">
      <style:text-properties fo:hyphenate="true"/>
    </style:style>
    <style:style style:name="P38" style:parent-style-name="Normal" style:family="paragraph">
      <style:text-properties fo:hyphenate="true"/>
    </style:style>
    <style:style style:name="P39" style:parent-style-name="Normal" style:family="paragraph">
      <style:text-properties fo:hyphenate="true"/>
    </style:style>
    <style:style style:name="P40" style:parent-style-name="Normal" style:family="paragraph">
      <style:text-properties fo:hyphenate="true"/>
    </style:style>
    <style:style style:name="P41" style:parent-style-name="Normal" style:family="paragraph">
      <style:text-properties fo:hyphenate="true"/>
    </style:style>
    <style:style style:name="P42" style:parent-style-name="Normal" style:family="paragraph">
      <style:text-properties fo:hyphenate="true"/>
    </style:style>
    <style:style style:name="P43" style:parent-style-name="Normal" style:family="paragraph">
      <style:paragraph-properties fo:break-before="page"/>
      <style:text-properties fo:hyphenate="true"/>
    </style:style>
    <style:style style:name="P44" style:parent-style-name="Normal" style:family="paragraph">
      <style:text-properties fo:hyphenate="true"/>
    </style:style>
    <style:style style:name="P45" style:parent-style-name="Normal" style:family="paragraph">
      <style:text-properties style:text-underline-type="single" style:text-underline-style="solid" style:text-underline-width="auto" style:text-underline-mode="continuous"/>
    </style:style>
    <style:style style:name="P46" style:parent-style-name="Normal" style:family="paragraph">
      <style:text-properties style:text-underline-type="single" style:text-underline-style="solid" style:text-underline-width="auto" style:text-underline-mode="continuous"/>
    </style:style>
    <style:style style:name="P47" style:parent-style-name="Normal" style:family="paragraph">
      <style:paragraph-properties fo:break-before="page"/>
      <style:text-properties fo:hyphenate="true"/>
    </style:style>
    <style:style style:name="P48" style:parent-style-name="Normal" style:family="paragraph">
      <style:paragraph-properties fo:break-before="page"/>
      <style:text-properties fo:hyphenate="true"/>
    </style:style>
  </office:automatic-styles>
  <office:body>
    <office:text text:use-soft-page-breaks="true">
      <text:p text:style-name="P1">PORTADA</text:p>
      <text:p text:style-name="P5"/>
      <text:p text:style-name="P6"/>
      <table:table table:style-name="Table7">
        <table:table-columns>
          <table:table-column table:style-name="TableColumn8"/>
        </table:table-columns>
        <table:table-row table:style-name="TableRow9">
          <table:table-cell table:style-name="TableCell10">
            <text:p text:style-name="P11">INFORMACIÓN PARA LOS LICITADORES:</text:p>
            <text:list text:style-name="LFO3" text:continue-numbering="true">
              <text:list-item>
                <text:p text:style-name="P12">Para facilitar la lectura, presente la oferta encuadernada con “encuadernación en espiral” (<text:a xlink:href="https://es.wikipedia.org/wiki/Encuadernación_en_espiral" office:target-frame-name="_top" xlink:show="replace">https://es.wikipedia.org/wiki/Encuadernaci%C3%B3n_en_espiral</text:a>)</text:p>
              </text:list-item>
              <text:list-item>
                <text:p text:style-name="P13">Los márgenes de página serán de 2cm. Las páginas llevarán cabecera y pie de página, siendo el pie de página el que se indica en esta plantilla. La cabecera deberá contener al menos el nombre del licitador y el número del expediente.</text:p>
              </text:list-item>
              <text:list-item>
                <text:p text:style-name="P14">Para enumerar los capítulos se usarán los estilos Titulo 1 a Titulo N</text:p>
              </text:list-item>
              <text:list-item>
                <text:p text:style-name="P15">Para el texto se usará el “Estilo predeterminado” o el estilo “Cuerpo del texto”.</text:p>
              </text:list-item>
              <text:list-item>
                <text:p text:style-name="P16">Las listas (numeradas y sin numerar) también usarán el estilo “Estilo predeterminado” o el estilo “Cuerpo del texto”.</text:p>
              </text:list-item>
              <text:list-item>
                <text:p text:style-name="P17">Dichos estilos se han configurado para letra Liberation Serif (se admite también Times New Roman) de un tamaño 12 puntos, interlineado sencillo, espacio antes del párrafo 0cm, después del párrafo 0,30 cm. Los estilos que incluye esta plantilla no podrán ser modificados en ninguno de sus parámetros.</text:p>
              </text:list-item>
              <text:list-item>
                <text:p text:style-name="P18">En las tablas se usará el estilo “Contenido de la tabla”. En las propiedades de la tabla<text:s/>se activará el check “Repetir titulo las primeras 1 filas”.</text:p>
              </text:list-item>
              <text:list-item>
                <text:p text:style-name="P19">Las figuras que se incluyan deben contener principalmente imágenes y gráficas, con texto accesorio/de apoyo si es necesario, pero no deben utilizarse imágenes cuyo componente principal sean texto<text:s/>o tablas. El texto de las imágenes debe ser legible sin dificultad al 100% de zoom, así como en la oferta impresa (y en caso contrario las imágenes no serán tenidas en cuenta). El espaciado de las figuras al texto será de al menos 0,1cm por cada lado.</text:p>
              </text:list-item>
              <text:list-item>
                <text:p text:style-name="P20"><text:span text:style-name="T21">Man</text:span><text:span text:style-name="T22">tenga esta recuadro en su oferta, justo después de la portada.<text:s/></text:span>En caso de duda, escriban a la dirección de correo electrónico indicada en el portal del licitador.</text:p>
              </text:list-item>
              <text:list-item>
                <text:p text:style-name="P23">Se aconseja elaborar la oferta usando LibreOffice, y evitar el copiar &amp; pegar de otras<text:s/>ofertas anteriores ya que esto puede hacer que no se respete el formato de texto aplicado a la plantilla. Recomendamos usar en este caso el “copiar &amp; pegar sin formato”.</text:p>
              </text:list-item>
            </text:list>
            <text:p text:style-name="TableContents"/>
            <text:p text:style-name="TableContents">Consulte en el PCAP <text:s/>otras limitaciones así como las consecuencias que pudiera tener<text:s/>no adaptarse al formato indicado.</text:p>
          </table:table-cell>
        </table:table-row>
      </table:table>
      <text:p text:style-name="Standard"/>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4">Sumario</text:p>
          <text:p text:style-name="Contents1"><text:a xlink:href="#__RefHeading___Toc74625_2690099750" office:target-frame-name="_top" xlink:show="replace">1 Resumen ejecutivo<text:tab/>4</text:a></text:p>
          <text:p text:style-name="Contents1"><text:a xlink:href="#__RefHeading___Toc46434_4274157939" office:target-frame-name="_top" xlink:show="replace">2 Plan para la asimilación y devolución del servicio<text:tab/>4</text:a></text:p>
          <text:p text:style-name="Contents1"><text:a xlink:href="#__RefHeading___Toc46436_4274157939" office:target-frame-name="_top" xlink:show="replace">3 Metodología de desarrollo<text:tab/>4</text:a></text:p>
          <text:p text:style-name="Contents1"><text:a xlink:href="#__RefHeading___Toc74397_2690099750" office:target-frame-name="_top" xlink:show="replace">4 Seguimiento del servicio<text:tab/>4</text:a></text:p>
          <text:p text:style-name="Contents1"><text:a xlink:href="#__RefHeading___Toc74399_2690099750" office:target-frame-name="_top" xlink:show="replace">5 Propuesta de implementación de ciertas<text:s/>funcionalidades<text:tab/>4</text:a></text:p>
          <text:p text:style-name="Contents2"><text:a xlink:href="#__RefHeading___Toc74401_2690099750" office:target-frame-name="_top" xlink:show="replace">5.1 Aplicación SIAMES: módulo que permita visualizar un histórico asociado a un NIF/CIF<text:tab/>4</text:a></text:p>
          <text:p text:style-name="Contents2"><text:a xlink:href="#__RefHeading___Toc74403_2690099750" office:target-frame-name="_top" xlink:show="replace">5.2 Aplicación GDPU/GDPB: módulo que permita visualizar un histórico asociado a un NIF/CIF<text:tab/>4</text:a></text:p>
        </text:index-body>
      </text:table-of-content>
      <text:h text:style-name="P25" text:outline-level="1"><text:bookmark-start text:name="__RefHeading___Toc74625_2690099750"/>Resumen ejecutivo<text:bookmark-end text:name="__RefHeading___Toc74625_2690099750"/></text:h>
      <text:p text:style-name="P28">TecnoEngine garantizará el cumplimiento total de los requisitos establecidos en el<text:s/>presente<text:s/>pliego de prescripciones técnicas que han de regir la contratación de servicios de desarrollo para las aplicaciones informáticas de la dirección general de ayudas directas y de mercado, en adelante nombrado como PPT:</text:p>
      <text:p text:style-name="P29"><text:tab/></text:p>
      <text:p text:style-name="P30">Pondremos a disposición un equipo multidisciplinar con los conocimientos<text:s/>en la tecnología nombrada en el PPT, cada función requerida se asignará a una persona responsable de su cumplimiento.</text:p>
      <text:p text:style-name="P31"/>
      <text:p text:style-name="P32">Los productos resultantes<text:s/>del servicio ofrecido se adaptarán a los estándares que la<text:s/>CAGPDS<text:s/>haya establecido, en este caso MADEJA.</text:p>
      <text:p text:style-name="P33"/>
      <text:p text:style-name="P34">Los servicios ofrecidos estarán sujetos al Acuerdo de Nivel de Servicio presente en el PPT.</text:p>
      <text:p text:style-name="P35"/>
      <text:p text:style-name="P36">El desarrollo del proyecto implementará la interfaz para la interoperabilidad de contenidos web de la Junta de Andalucía (iCMS).</text:p>
      <text:p text:style-name="P37"/>
      <text:p text:style-name="P38">Los servicios que prestará nuestra empresa cumplirán<text:s/>con la división de fases requerida, garantizando la puesta en marcha, la prestación y la continuidad de cada uno de ellos.<text:s/></text:p>
      <text:p text:style-name="P39"/>
      <text:p text:style-name="P40">Se garantizará la utilización de los servicios de infraestructuras proporcionados por el Sistema de Información Geográfica Corporativo de la Junta de Andalucía, el uso de las tecnologías, normas y productos de referencias indicados por éste y la incorporación de los productos generados en su suite de productos.</text:p>
      <text:p text:style-name="P41"/>
      <text:p text:style-name="P42">Finalmente, en la medida de lo posible, se tratará de utilizar la infraestructura corporativa de software con que ya cuenta la junta de Andalucía.</text:p>
      <text:p text:style-name="P43"/>
      <text:p text:style-name="Textbody"/>
      <text:h text:style-name="Título1" text:outline-level="1"><text:bookmark-start text:name="__RefHeading___Toc46434_4274157939"/>Plan para la asimilación y devolución del servicio<text:bookmark-end text:name="__RefHeading___Toc46434_4274157939"/></text:h>
      <text:p text:style-name="P44"/>
      <text:p text:style-name="Textbody"/>
      <text:h text:style-name="Título1" text:outline-level="1"><text:bookmark-start text:name="__RefHeading___Toc46436_4274157939"/>Metodología de desarrollo<text:bookmark-end text:name="__RefHeading___Toc46436_4274157939"/></text:h>
      <text:p text:style-name="P45">Plan para la asimilación del servicio:</text:p>
      <text:p text:style-name="Normal">Tras recibir una petición de servicio por parte de la CAGPDS deberá ser recogida y analizada con detalle el alcance de los desarrollos por TecnoEngine, realizando su debida valoración detallada. Además, la registrará en las herramientas de gestión del servicio.<text:s/></text:p>
      <text:p text:style-name="Normal">En la valoración mencionada con anterioridad, se llevaría a cabo el análisis del alcance de desarrollo que consta de una propuesta económica teniendo en cuenta la cantidad de recursos (físicos y humanos) y de coste que va a tener la petición de servicio, conforme a unas horas por perfil y el precio-hora llevado a cabo para acometer el servicio que vendrá expresado más adelante en esta oferta. También, se realizaría un alcance del proyecto y se analizarían los objetivos llevado a cabo en el proyecto en base de una serie de requisitos dados. Esta valoración será revisada por la CAGPDS y en caso de encontrar disconformidad podrá cancelar la petición o pedir una revaloración.</text:p>
      <text:p text:style-name="Normal">En el PCAP valorará nuestra propuesta para resolver conflictos si no hubiese acuerdo entre la valoración realizada por nuestra empresa y la estimada convenientemente por CAGPDS.</text:p>
      <text:p text:style-name="Normal">Por un lado, si resulta que la valoración es aceptada, la petición debe incluirse en la planificación de los trabajos del servicio. Esta planificación será consensuada con el Responsable del Contrato y se mantendrá actualizada en las herramientas de gestión del servicio correspondientes.<text:s/></text:p>
      <text:p text:style-name="Normal">En la planificación de los trabajos del servicio se definiría el entorno de servicio, los actores intervinientes, sus responsabilidades y las relaciones que comparten entre ellas. Con todo ello se quiere asegurar la calidad de los trabajos realizados y se quiere obtener un seguimiento formal del avance del servicio en el que se cumplan las normas de funcionamiento y las condiciones estipuladas.</text:p>
      <text:p text:style-name="Normal">Por otro lado, si resulta que la valoración no es aceptada, el CAGPDS puede rechazar la propuesta definitivamente o podría mandarla a que nuestra empresa la revisara y realice una nueva propuesta que posteriormente pasaría a revisión cumpliendo con el proceso.<text:s/></text:p>
      <text:p text:style-name="Normal"/>
      <text:p text:style-name="Normal"/>
      <text:p text:style-name="Normal"/>
      <text:p text:style-name="P46">*Plan para la devolución:</text:p>
      <text:p text:style-name="P47"/>
      <text:h text:style-name="Título1" text:outline-level="1"><text:bookmark-start text:name="__RefHeading___Toc74397_2690099750"/><text:soft-page-break/>Seguimiento del servicio<text:bookmark-end text:name="__RefHeading___Toc74397_2690099750"/></text:h>
      <text:p text:style-name="P48"/>
      <text:h text:style-name="Título1" text:outline-level="1"><text:bookmark-start text:name="__RefHeading___Toc74399_2690099750"/><text:soft-page-break/>Propuesta de implementación de ciertas funcionalidades<text:bookmark-end text:name="__RefHeading___Toc74399_2690099750"/></text:h>
      <text:h text:style-name="Título2" text:outline-level="2"><text:bookmark-start text:name="__RefHeading___Toc74401_2690099750"/>Aplicación SIAMES: módulo que permita visualizar un histórico asociado a un NIF/CIF<text:bookmark-end text:name="__RefHeading___Toc74401_2690099750"/></text:h>
      <text:h text:style-name="Título2" text:outline-level="2"><text:bookmark-start text:name="__RefHeading___Toc74403_2690099750"/>Aplicación GDPU/GDPB: módulo que permita visualizar un histórico asociado a un NIF/CIF<text:bookmark-end text:name="__RefHeading___Toc74403_2690099750"/></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ewsGotT-Regu" svg:font-family="NewsGotT-Regu" style:font-family-generic="system"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Título2" style:next-style-name="Textbody" style:default-outline-level="3">
      <style:paragraph-properties fo:keep-together="always"/>
      <style:text-properties style:font-name="Arial" style:font-name-asian="Arial" style:font-name-complex="Arial" fo:letter-spacing="-0.0034in" fo:font-size="11pt" style:font-size-asian="11pt" fo:hyphenate="false"/>
    </style:style>
    <style:style style:name="Título4" style:display-name="Título 4" style:family="paragraph" style:parent-style-name="Título3" style:next-style-name="Textbody" style:default-outline-level="4">
      <style:paragraph-properties fo:line-height="200%"/>
      <style:text-properties fo:font-style="italic" style:font-style-asian="italic" fo:letter-spacing="-0.0013in"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justify" fo:margin-bottom="0.118in"/>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text-properties fo:hyphenate="false"/>
    </style:style>
    <style:style style:name="Lista" style:display-name="Lista" style:family="paragraph" style:parent-style-name="Textbody">
      <style:text-properties style:font-name-complex="Mang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TableContents" style:display-name="Table Contents" style:family="paragraph" style:parent-style-name="Standard">
      <style:paragraph-properties text:number-lines="false" fo:margin-bottom="0i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bottom="0.0395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bottom="0.0395in"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bottom="0.0395in"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bottom="0.0395in" fo:margin-left="0.5895in">
        <style:tab-stops>
          <style:tab-stop style:type="right" style:leader-style="dotted" style:leader-text="." style:position="6.1034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fo:font-weight="bold" style:font-weight-asian="bold" style:font-weight-complex="bold"/>
    </style:style>
    <style:style style:name="T3" style:parent-style-name="Fuentedepárrafopredeter." style:family="text">
      <style:text-properties style:font-name="NewsGotT-Regu" style:font-name-complex="NewsGotT-Regu" fo:font-style="italic" style:font-style-asian="italic" style:font-style-complex="italic" style:letter-kerning="false" fo:font-size="10pt" style:font-size-asian="10pt" style:font-size-complex="10pt" style:language-complex="ar" style:country-complex="SA"/>
    </style:style>
    <style:style style:name="P4" style:parent-style-name="Piedepágina" style:family="paragraph">
      <style:paragraph-properties fo:text-align="end"/>
    </style:style>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361in"/>
      </style:footer-style>
    </style:page-layout>
    <style:style style:name="P26" style:parent-style-name="Encabezado" style:family="paragraph">
      <style:text-properties fo:font-weight="bold" style:font-weight-asian="bold" style:font-weight-complex="bold"/>
    </style:style>
    <style:style style:name="P27" style:parent-style-name="Piedepágina" style:family="paragraph">
      <style:paragraph-properties fo:text-align="end"/>
    </style:style>
  </office:automatic-styles>
  <office:master-styles>
    <style:master-page style:name="MP0" style:page-layout-name="PL0">
      <style:header>
        <text:p text:style-name="Encabezado"><text:span text:style-name="T2">TecnoEngine Expediente:<text:s/></text:span><text:span text:style-name="T3">CONTR 2019 336514</text:span></text:p>
      </style:header>
      <style:footer>
        <text:p text:style-name="P4">Página<text:s/><text:page-number text:fixed="false">2</text:page-number><text:s/>de<text:s/><text:page-count>4</text:page-count></text:p>
      </style:footer>
    </style:master-page>
    <style:master-page style:next-style-name="MP0" style:name="MPF0" style:page-layout-name="PL0"/>
    <style:master-page style:name="MP1" style:page-layout-name="PL1">
      <style:header>
        <text:p text:style-name="P26">Cabecera del licitador</text:p>
      </style:header>
      <style:footer>
        <text:p text:style-name="P27">Página<text:s/><text:page-number text:fixed="false">4</text:page-number><text:s/>de<text:s/><text:page-count>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Risoto</meta:initial-creator>
    <dc:creator>manmogvil@alum.us.es</dc:creator>
    <meta:creation-date>2021-01-15T13:20:00Z</meta:creation-date>
    <dc:date>2021-01-15T13:32:00Z</dc:date>
    <meta:template xlink:href="Normal.dotm" xlink:type="simple"/>
    <meta:editing-cycles>7</meta:editing-cycles>
    <meta:editing-duration>PT720S</meta:editing-duration>
    <meta:document-statistic meta:page-count="7" meta:paragraph-count="13" meta:word-count="1076" meta:character-count="6983" meta:row-count="49" meta:non-whitespace-character-count="5920"/>
  </office:meta>
</office:document-meta>
</file>